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81fb" officeooo:paragraph-rsid="000781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Bots will be designed on a Linux based system, and will be executable using remote access through tuxworld. All team collaboration will be done through a Git repository accessible to the client. Most major coding will be done in Java using eclipse, while the AI code will be written in Forth, and will be utilized in Java using 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2:49:43.073398515</meta:creation-date>
    <dc:date>2016-09-30T15:09:02.385550831</dc:date>
    <meta:editing-duration>PT1H40M13S</meta:editing-duration>
    <meta:editing-cycles>1</meta:editing-cycles>
    <meta:document-statistic meta:table-count="0" meta:image-count="0" meta:object-count="0" meta:page-count="1" meta:paragraph-count="1" meta:word-count="59" meta:character-count="339" meta:non-whitespace-character-count="281"/>
    <meta:generator>LibreOffice/4.4.7.2$Linux_X86_64 LibreOffice_project/40$Build-2</meta:generator>
  </office:meta>
</office:document-meta>
</file>